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style:text-underline-style="none"/>
    </style:style>
    <style:style style:name="P3" style:family="paragraph" style:parent-style-name="Text_20_body">
      <style:text-properties fo:color="#0066cc" fo:font-weight="bold" style:font-weight-asian="bold" style:font-weight-complex="bold"/>
    </style:style>
    <style:style style:name="P4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 style:list-style-name="L1">
      <style:text-properties fo:font-weight="bold" style:font-weight-asian="bold" style:font-weight-complex="bold"/>
    </style:style>
    <style:style style:name="P7" style:family="paragraph" style:parent-style-name="Text_20_body" style:list-style-name="L2">
      <style:text-properties fo:font-weight="bold" style:font-weight-asian="bold" style:font-weight-complex="bold"/>
    </style:style>
    <style:style style:name="P8" style:family="paragraph" style:parent-style-name="Text_20_body">
      <style:text-properties style:text-underline-style="none"/>
    </style:style>
    <style:style style:name="P9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0" style:family="paragraph" style:parent-style-name="Text_20_body" style:list-style-name="L1">
      <style:paragraph-properties fo:margin-top="0cm" fo:margin-bottom="0cm"/>
      <style:text-properties fo:font-weight="bold" style:font-weight-asian="bold" style:font-weight-complex="bold"/>
    </style:style>
    <style:style style:name="P11" style:family="paragraph" style:parent-style-name="Text_20_body" style:list-style-name="L2">
      <style:paragraph-properties fo:margin-top="0cm" fo:margin-bottom="0cm"/>
      <style:text-properties fo:font-weight="bold" style:font-weight-asian="bold" style:font-weight-complex="bold"/>
    </style:style>
    <style:style style:name="P12" style:family="paragraph" style:parent-style-name="Text_20_body">
      <style:paragraph-properties fo:margin-top="0cm" fo:margin-bottom="0cm"/>
      <style:text-properties fo:color="#0066cc" fo:font-weight="bold" style:font-weight-asian="bold" style:font-weight-complex="bold"/>
    </style:style>
    <style:style style:name="P13" style:family="paragraph" style:parent-style-name="Text_20_body">
      <style:paragraph-properties fo:margin-top="0cm" fo:margin-bottom="0cm"/>
      <style:text-properties style:text-underline-style="none" fo:font-weight="bold" style:font-weight-asian="bold" style:font-weight-complex="bold"/>
    </style:style>
    <style:style style:name="T1" style:family="text">
      <style:text-properties fo:color="#0066cc"/>
    </style:style>
    <style:style style:name="T2" style:family="text">
      <style:text-properties fo:color="#0066cc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AEMET</text:h>
      <text:p text:style-name="Text_20_body">Haciendo uso del archivo xml publicado por AEMET en la página <text:a xlink:type="simple" xlink:href="http://www.aemet.es/es/eltiempo/prediccion/municipios/toledo-id45168" text:style-name="Internet_20_link" text:visited-style-name="Visited_20_Internet_20_Link">http://www.aemet.es/es/eltiempo/prediccion/municipios/toledo-id45168</text:a> de predicción meteorológica para _Toledo (Archivo: <text:a xlink:type="simple" xlink:href="http://www.aemet.es/xml/municipios/localidad_45168.xml" text:style-name="Internet_20_link" text:visited-style-name="Visited_20_Internet_20_Link">http://www.aemet.es/xml/municipios/localidad_45168.xml</text:a>), realizar las expresiones XPath necesarias para resolver las siguientes cuestiones:</text:p>
      <text:p text:style-name="Text_20_body"/>
      <text:p text:style-name="Text_20_body"/>
      <text:list xml:id="list8808132733381948451" text:style-name="L1">
        <text:list-item>
          <text:p text:style-name="P10">Listado de cada uno de los días para los que existe una predicción. </text:p>
        </text:list-item>
      </text:list>
      <text:p text:style-name="P4"/>
      <text:p text:style-name="P4"><text:tab/><text:span text:style-name="T1">/root/prediccion/dia/@fecha</text:span></text:p>
      <text:p text:style-name="P4"/>
      <text:list xml:id="list38672828" text:continue-numbering="true" text:style-name="L1">
        <text:list-item>
          <text:p text:style-name="P10">Todos los datos de predicción de 12 a 24 del primer día que aparezca. </text:p>
        </text:list-item>
      </text:list>
      <text:p text:style-name="P4"/>
      <text:p text:style-name="P4"><text:tab/><text:span text:style-name="T1">//dia[1]//*[@periodo='12-24']</text:span></text:p>
      <text:p text:style-name="P4"><text:span text:style-name="T1"><text:tab/></text:span></text:p>
      <text:p text:style-name="P4"><text:span text:style-name="T1"><text:tab/>ó asi<text:tab/></text:span></text:p>
      <text:p text:style-name="P4"><text:span text:style-name="T1"/></text:p>
      <text:p text:style-name="P4"><text:span text:style-name="T1"><text:tab/>/root/prediccion/dia[1]//*[@periodo='12-24']</text:span></text:p>
      <text:p text:style-name="P4"/>
      <text:list xml:id="list38677997" text:continue-numbering="true" text:style-name="L1">
        <text:list-item>
          <text:p text:style-name="P10">Los días en que la temperatura máxima esté por encima de los 22 grados. </text:p>
        </text:list-item>
      </text:list>
      <text:p text:style-name="P4"/>
      <text:p text:style-name="P4"><text:tab/><text:span text:style-name="T1">//temperatura[maxima&gt;22]/..</text:span><text:a xlink:type="simple" xlink:href="../../../../../../../../../../../@fecha" text:style-name="Internet_20_link" text:visited-style-name="Visited_20_Internet_20_Link">/@fecha</text:a></text:p>
      <text:p text:style-name="P4"><text:span text:style-name="T1"/></text:p>
      <text:p text:style-name="P4"><text:span text:style-name="T1"><text:tab/>ó asi:</text:span></text:p>
      <text:p text:style-name="P4"><text:span text:style-name="T1"/></text:p>
      <text:p text:style-name="P4"><text:span text:style-name="T1"><text:tab/>/root/prediccion/dia/temperatura[maxima&gt;22]/../@fecha</text:span></text:p>
      <text:p text:style-name="P4"/>
      <text:p text:style-name="P13"/>
      <text:list xml:id="list38696454" text:continue-numbering="true" text:style-name="L1">
        <text:list-item>
          <text:p text:style-name="P10">Velocidad del viento para mañana en horario 6 a 12. </text:p>
        </text:list-item>
      </text:list>
      <text:p text:style-name="P4"><text:span text:style-name="T1"><text:tab/></text:span></text:p>
      <text:p text:style-name="P4"><text:span text:style-name="T1"><text:tab/>/root/prediccion/dia[2]/viento[@periodo='06-12']/velocidad/text()</text:span></text:p>
      <text:p text:style-name="P4"><text:span text:style-name="T1"><text:tab/></text:span></text:p>
      <text:p text:style-name="P4"><text:span text:style-name="T1"><text:tab/></text:span></text:p>
      <text:p text:style-name="P4"/>
      <text:list xml:id="list38681788" text:continue-numbering="true" text:style-name="L1">
        <text:list-item>
          <text:p text:style-name="P10">Días en el que soplará viento en dirección NO. </text:p>
        </text:list-item>
      </text:list>
      <text:p text:style-name="P4"/>
      <text:p text:style-name="P4"><text:tab/><text:span text:style-name="T1">//viento[direccion/text()='NO']/../@fecha</text:span></text:p>
      <text:p text:style-name="P4"><text:tab/></text:p>
      <text:p text:style-name="P4"><text:tab/><text:span text:style-name="T1">//viento[direccion/text()='E']/../@fecha</text:span></text:p>
      <text:p text:style-name="P4"/>
      <text:list xml:id="list38683862" text:continue-numbering="true" text:style-name="L1">
        <text:list-item>
          <text:p text:style-name="P6">Días con probabilidad de precipitación mayor al 50%. </text:p>
        </text:list-item>
      </text:list>
      <text:p text:style-name="Text_20_body"/>
      <text:p text:style-name="P2"><text:tab/><text:span text:style-name="T2">//dia[prob_precipitacion&gt;50]</text:span><text:a xlink:type="simple" xlink:href="../../../../../../../../../../../@fecha" text:style-name="Internet_20_link" text:visited-style-name="Visited_20_Internet_20_Link">/@fecha</text:a></text:p>
      <text:p text:style-name="P2"><text:span text:style-name="T2"><text:tab/>ó asi:</text:span></text:p>
      <text:p text:style-name="P2"><text:span text:style-name="T2"><text:tab/>/root/prediccion/dia/prob_precipitacion[.&gt;10]/../@fecha</text:span></text:p>
      <text:p text:style-name="Text_20_body"/>
      <text:p text:style-name="Text_20_body"><text:soft-page-break/>Utilizando ahora la página <text:a xlink:type="simple" xlink:href="http://www.aemet.es/es/eltiempo/prediccion/municipios/toledo-id45168" text:style-name="Internet_20_link" text:visited-style-name="Visited_20_Internet_20_Link">http://www.aemet.es/es/eltiempo/prediccion/municipios/toledo-id45168</text:a>:</text:p>
      <text:list xml:id="list5669143420903477312" text:style-name="L2">
        <text:list-item>
          <text:p text:style-name="P11">Enlace a la web movil de AEMET. </text:p>
        </text:list-item>
      </text:list>
      <text:p text:style-name="P4"/>
      <text:p text:style-name="P4"><text:tab/><text:span text:style-name="T1">//a/span[.='Web móvil']/../@href</text:span></text:p>
      <text:p text:style-name="P4"/>
      <text:list xml:id="list38677579" text:continue-numbering="true" text:style-name="L2">
        <text:list-item>
          <text:p text:style-name="P11">Latitud/longitud que correcponden a Toledo. </text:p>
        </text:list-item>
      </text:list>
      <text:p text:style-name="P4"/>
      <text:p text:style-name="P4"><text:tab/><text:span text:style-name="T1">//*[@class='latitude' or @class='longitude']</text:span></text:p>
      <text:p text:style-name="P12"/>
      <text:p text:style-name="P12"><text:tab/>//*[@class='latitude' or @class='longitude']/@title</text:p>
      <text:p text:style-name="P12"/>
      <text:p text:style-name="P12"/>
      <text:p text:style-name="P12"/>
      <text:p text:style-name="P4"/>
      <text:list xml:id="list38697305" text:continue-numbering="true" text:style-name="L2">
        <text:list-item>
          <text:p text:style-name="P7">Elemento de entrada para el buscador general de la web. De igual forma, otra</text:p>
        </text:list-item>
      </text:list>
      <text:p text:style-name="P1"/>
      <text:p text:style-name="P3"><text:tab/>//input[@id='buscar']</text:p>
      <text:p text:style-name="P1"/>
      <text:list xml:id="list38682584" text:continue-numbering="true" text:style-name="L2">
        <text:list-item>
          <text:p text:style-name="P7"><text:s/>expresión para seleccionar el botón Buscar. </text:p>
        </text:list-item>
      </text:list>
      <text:p text:style-name="P1"/>
      <text:p text:style-name="P1"><text:tab/><text:span text:style-name="T1">//input[@id='buscar']/../input[@type='submit']</text:span></text:p>
      <text:p text:style-name="P1"><text:span text:style-name="T1"><text:tab/>ó asi:<text:tab/></text:span></text:p>
      <text:p text:style-name="P1"><text:span text:style-name="T1"><text:tab/>//input[@id='buscar']/following-sibling::input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9M12S</meta:editing-duration>
    <meta:editing-cycles>23</meta:editing-cycles>
    <meta:generator>OpenOffice/4.1.0$Win32 OpenOffice.org_project/410m18$Build-9764</meta:generator>
    <dc:date>2014-05-12T18:53:21.72</dc:date>
    <dc:creator>Javier SM</dc:creator>
    <meta:document-statistic meta:table-count="0" meta:image-count="0" meta:object-count="0" meta:page-count="2" meta:paragraph-count="38" meta:word-count="174" meta:character-count="1704"/>
    <meta:user-defined meta:name="Info 1"/>
    <meta:user-defined meta:name="Info 2"/>
    <meta:user-defined meta:name="Info 3"/>
    <meta:user-defined meta:name="Info 4"/>
  </office:meta>
</office:document-meta>
</file>